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0">
      <style:drawing-page-properties draw:fill="bitmap" draw:fill-image-name="a112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36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8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8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3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0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9">
      <style:paragraph-properties fo:line-height="8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2">
      <style:drawing-page-properties draw:fill="bitmap" draw:fill-image-name="a10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8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16">
      <style:drawing-page-properties draw:fill="bitmap" draw:fill-image-name="a12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21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2">
      <style:drawing-page-properties draw:fill="bitmap" draw:fill-image-name="a11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9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015">
      <style:drawing-page-properties draw:fill="bitmap" draw:fill-image-name="a10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1">
      <style:drawing-page-properties draw:fill="bitmap" draw:fill-image-name="a8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0">
      <style:drawing-page-properties draw:fill="bitmap" draw:fill-image-name="a9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9">
      <style:drawing-page-properties draw:fill="bitmap" draw:fill-image-name="a11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2">
      <style:drawing-page-properties draw:fill="bitmap" draw:fill-image-name="a8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8">
      <style:drawing-page-properties draw:fill="bitmap" draw:fill-image-name="a8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4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7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2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9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2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88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1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9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8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9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1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9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7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3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7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0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7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9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0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7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9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0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89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7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7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4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43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46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1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1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8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1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0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0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8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0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8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1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5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53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5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2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5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</office:automatic-styles>
  <office:body>
    <office:presentation>
      <draw:page draw:name="Slide2" draw:style-name="a861" draw:master-page-name="Master1-Layout1-cust-Title-Slide-White-and-Colour" presentation:presentation-page-layout-name="Master1-PPL1" draw:id="Slide-257">
        <draw:frame draw:id="id83" presentation:style-name="a866" draw:name="Title 1" svg:x="0.40551in" svg:y="1.74803in" svg:width="5.75197in" svg:height="1.20472in" presentation:class="title" presentation:placeholder="false">
          <draw:text-box>
            <text:p text:style-name="a865" text:class-names="" text:cond-style-name=""><text:span text:style-name="a862" text:class-names="">Computer Systems B<text:line-break/></text:span><text:span text:style-name="a863" text:class-names="">COMS20012</text:span><text:span text:style-name="a864" text:class-names=""/></text:p>
          </draw:text-box>
          <svg:title/>
          <svg:desc/>
        </draw:frame>
        <draw:frame draw:id="id84" presentation:style-name="a870" draw:name="Subtitle 2" svg:x="0.40551in" svg:y="2.95443in" svg:width="5.75197in" svg:height="1.43701in" presentation:class="subtitle" presentation:placeholder="false">
          <draw:text-box>
            <text:p text:style-name="a869" text:class-names="" text:cond-style-name=""><text:span text:style-name="a867" text:class-names="">Introduction to Operating Systems and Security</text:span><text:span text:style-name="a868" text:class-names=""/></text:p>
          </draw:text-box>
          <svg:title/>
          <svg:desc/>
        </draw:frame>
      </draw:page>
      <draw:page draw:name="Slide105" draw:style-name="a872" draw:master-page-name="Master1-Layout5-cust-Title-Slide-Colour-and-Image" presentation:presentation-page-layout-name="Master1-PPL5" draw:id="Slide-360">
        <draw:frame draw:id="id85" presentation:style-name="a876" draw:name="Title 3" svg:x="0.40551in" svg:y="1.74803in" svg:width="5.75197in" svg:height="1.20472in" presentation:class="title" presentation:placeholder="false">
          <draw:text-box>
            <text:p text:style-name="a875" text:class-names="" text:cond-style-name=""><text:span text:style-name="a873" text:class-names="">OS161</text:span><text:span text:style-name="a874" text:class-names=""/></text:p>
          </draw:text-box>
          <svg:title/>
          <svg:desc/>
        </draw:frame>
      </draw:page>
      <draw:page draw:name="Slide120" draw:style-name="a878" draw:master-page-name="Master1-Layout2-obj-Title-and-Content" presentation:presentation-page-layout-name="Master1-PPL2" draw:id="Slide-375">
        <draw:frame draw:id="id86" presentation:style-name="a882" draw:name="Title 3" svg:x="0.40551in" svg:y="0.29948in" svg:width="9.18898in" svg:height="1.08724in" presentation:class="title" presentation:placeholder="false">
          <draw:text-box>
            <text:p text:style-name="a881" text:class-names="" text:cond-style-name=""><text:span text:style-name="a879" text:class-names="">MIPS</text:span><text:span text:style-name="a880" text:class-names=""/></text:p>
          </draw:text-box>
          <svg:title/>
          <svg:desc/>
        </draw:frame>
        <draw:frame draw:id="id87" presentation:style-name="a918" draw:name="Content Placeholder 4" svg:x="0.40551in" svg:y="1.4974in" svg:width="9.18898in" svg:height="3.15885in" presentation:class="outline" presentation:placeholder="false">
          <draw:text-box>
            <text:list text:style-name="a885">
              <text:list-item>
                <text:p text:style-name="a884" text:class-names="" text:cond-style-name=""><text:span text:style-name="a883" text:class-names="">MIPS uses 32bits paged virtual and physical address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>MIPS has software managed TLB</text:span></text:p>
              </text:list-item>
            </text:list>
            <text:list text:style-name="a891">
              <text:list-item>
                <text:list text:style-name="a891">
                  <text:list-item>
                    <text:p text:style-name="a890" text:class-names="" text:cond-style-name=""><text:span text:style-name="a889" text:class-names="">Software TLB raises exception on every miss</text:span></text:p>
                  </text:list-item>
                </text:list>
              </text:list-item>
            </text:list>
            <text:list text:style-name="a894">
              <text:list-item>
                <text:list text:style-name="a894">
                  <text:list-item>
                    <text:p text:style-name="a893" text:class-names="" text:cond-style-name=""><text:span text:style-name="a892" text:class-names="">Kernel is free to record virtual to physical mapping however it wants</text:span></text:p>
                  </text:list-item>
                </text:list>
              </text:list-item>
            </text:list>
            <text:list text:style-name="a897">
              <text:list-item>
                <text:list text:style-name="a897">
                  <text:list-item>
                    <text:p text:style-name="a896" text:class-names="" text:cond-style-name=""><text:span text:style-name="a895" text:class-names="">TLB functions are handled by a function called vm_fault</text:span></text:p>
                  </text:list-item>
                </text:list>
              </text:list-item>
            </text:list>
            <text:list text:style-name="a900">
              <text:list-item>
                <text:list text:style-name="a900">
                  <text:list-item>
                    <text:list text:style-name="a900">
                      <text:list-item>
                        <text:p text:style-name="a899" text:class-names="" text:cond-style-name=""><text:span text:style-name="a898" text:class-names="">kern/arch/mips/vm/dumbvm.c line 146</text:span></text:p>
                      </text:list-item>
                    </text:list>
                  </text:list-item>
                </text:list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vm_fault uses information from addrspace structure to determine virtual to physical mapping to load into the TLB</text:span></text:p>
              </text:list-item>
            </text:list>
            <text:list text:style-name="a908">
              <text:list-item>
                <text:list text:style-name="a908">
                  <text:list-item>
                    <text:p text:style-name="a907" text:class-names="" text:cond-style-name=""><text:span text:style-name="a904" text:class-names="">Each process has its own<text:s text:c="1"/></text:span><text:span text:style-name="a905" text:class-names="">addrspace</text:span><text:span text:style-name="a906" text:class-names=""><text:s text:c="1"/>structure</text:span></text:p>
                  </text:list-item>
                </text:list>
              </text:list-item>
            </text:list>
            <text:list text:style-name="a913">
              <text:list-item>
                <text:list text:style-name="a913">
                  <text:list-item>
                    <text:p text:style-name="a912" text:class-names="" text:cond-style-name=""><text:span text:style-name="a909" text:class-names="">Each<text:s text:c="1"/></text:span><text:span text:style-name="a910" text:class-names="">addrspace</text:span><text:span text:style-name="a911" text:class-names=""><text:s text:c="1"/>structure describe where the pages are stored in physical memory</text:span></text:p>
                  </text:list-item>
                </text:list>
              </text:list-item>
            </text:list>
            <text:list text:style-name="a917">
              <text:list-item>
                <text:list text:style-name="a917">
                  <text:list-item>
                    <text:p text:style-name="a916" text:class-names="" text:cond-style-name=""><text:span text:style-name="a914" text:class-names="">addrspace</text:span><text:span text:style-name="a915" text:class-names=""><text:s text:c="1"/>does the same job as a page table, but in a much simpler way. OS161 create contiguous segment.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9" draw:style-name="a920" draw:master-page-name="Master1-Layout2-obj-Title-and-Content" presentation:presentation-page-layout-name="Master1-PPL2" draw:id="Slide-374">
        <draw:frame draw:id="id88" presentation:style-name="a924" draw:name="Title 1" svg:x="0.40551in" svg:y="0.29948in" svg:width="9.18898in" svg:height="1.08724in" presentation:class="title" presentation:placeholder="false">
          <draw:text-box>
            <text:p text:style-name="a923" text:class-names="" text:cond-style-name=""><text:span text:style-name="a921" text:class-names="">OS161 address space</text:span><text:span text:style-name="a922" text:class-names=""/></text:p>
          </draw:text-box>
          <svg:title/>
          <svg:desc/>
        </draw:frame>
        <draw:frame draw:id="id89" presentation:style-name="a955" draw:name="Content Placeholder 2" svg:x="0.40551in" svg:y="1.4974in" svg:width="9.18898in" svg:height="3.15885in" presentation:class="outline" presentation:placeholder="false">
          <draw:text-box>
            <text:list text:style-name="a927">
              <text:list-item>
                <text:p text:style-name="a926" text:class-names="" text:cond-style-name=""><text:span text:style-name="a925" text:class-names="">kern/include/addrspace.h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>struct addrspace {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><text:tab/>vaddr_t as_vbase1; /* base virtual address of code segment */</text:span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><text:tab/>paddr_t as_pbase1; /* base physical address of code segment */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<text:tab/>size_t as_npages1; /* size (in pages) of code segment */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<text:tab/>vaddr_t as_vbase2; /* base virtual address of data segment */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<text:tab/>paddr_t as_pbase2; /* base physical address of data segment */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<text:tab/>size_t as_npages2; /* size (in pages) of data segment */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<text:tab/>paddr_t as_stackpbase; /* base physical address of stack */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};</text:span></text:p>
              </text:list-item>
            </text:list>
          </draw:text-box>
          <svg:title/>
          <svg:desc/>
        </draw:frame>
        <draw:custom-shape svg:x="0.50781in" svg:y="4.05469in" svg:width="8.01562in" svg:height="0.36719in" draw:id="id90" draw:style-name="a958" draw:name="Rectangle 3">
          <svg:title/>
          <svg:desc/>
          <text:p text:style-name="a957" text:class-names="" text:cond-style-name=""><text:span text:style-name="a9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781in" svg:y="4.69531in" svg:width="8.01562in" svg:height="0.36719in" draw:id="id91" draw:style-name="a961" draw:name="Rectangle 4">
          <svg:title/>
          <svg:desc/>
          <text:p text:style-name="a960" text:class-names="" text:cond-style-name=""><text:span text:style-name="a9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2656in" svg:y="4.05469in" svg:width="0.86719in" svg:height="0.36719in" draw:id="id92" draw:style-name="a965" draw:name="Rectangle 5">
          <svg:title/>
          <svg:desc/>
          <text:p text:style-name="a964" text:class-names="" text:cond-style-name=""><text:span text:style-name="a962" text:class-names="">code</text:span><text:span text:style-name="a9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24479in" svg:y="4.69922in" svg:width="0.86719in" svg:height="0.36719in" draw:id="id93" draw:style-name="a969" draw:name="Rectangle 6">
          <svg:title/>
          <svg:desc/>
          <text:p text:style-name="a968" text:class-names="" text:cond-style-name=""><text:span text:style-name="a966" text:class-names="">code</text:span><text:span text:style-name="a9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276in" svg:y="4.05469in" svg:width="0.86719in" svg:height="0.36719in" draw:id="id94" draw:style-name="a973" draw:name="Rectangle 7">
          <svg:title/>
          <svg:desc/>
          <text:p text:style-name="a972" text:class-names="" text:cond-style-name=""><text:span text:style-name="a970" text:class-names="">data</text:span><text:span text:style-name="a9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9479in" svg:y="4.69922in" svg:width="0.86719in" svg:height="0.36719in" draw:id="id95" draw:style-name="a977" draw:name="Rectangle 8">
          <svg:title/>
          <svg:desc/>
          <text:p text:style-name="a976" text:class-names="" text:cond-style-name=""><text:span text:style-name="a974" text:class-names="">data</text:span><text:span text:style-name="a9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5625in" svg:y="4.05469in" svg:width="0.86719in" svg:height="0.36719in" draw:id="id96" draw:style-name="a981" draw:name="Rectangle 9">
          <svg:title/>
          <svg:desc/>
          <text:p text:style-name="a980" text:class-names="" text:cond-style-name=""><text:span text:style-name="a978" text:class-names="">stack</text:span><text:span text:style-name="a9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4297in" svg:y="4.69922in" svg:width="0.86719in" svg:height="0.36719in" draw:id="id97" draw:style-name="a985" draw:name="Rectangle 10">
          <svg:title/>
          <svg:desc/>
          <text:p text:style-name="a984" text:class-names="" text:cond-style-name=""><text:span text:style-name="a982" text:class-names="">stack</text:span><text:span text:style-name="a9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8" draw:style-name="a989" draw:name="TextBox 11" svg:x="1.89643in" svg:y="3.78346in" svg:width="0.64197in" svg:height="0.26927in">
          <draw:text-box>
            <text:p text:style-name="a988" text:class-names="" text:cond-style-name=""><text:span text:style-name="a986" text:class-names=""><text:s text:c="1"/>vbase2</text:span><text:span text:style-name="a987" text:class-names=""/></text:p>
          </draw:text-box>
          <svg:title/>
          <svg:desc/>
        </draw:frame>
        <draw:frame draw:id="id99" draw:style-name="a993" draw:name="TextBox 12" svg:x="0.4394in" svg:y="3.78151in" svg:width="0.64197in" svg:height="0.26927in">
          <draw:text-box>
            <text:p text:style-name="a992" text:class-names="" text:cond-style-name=""><text:span text:style-name="a990" text:class-names=""><text:s text:c="1"/>vbase1</text:span><text:span text:style-name="a991" text:class-names=""/></text:p>
          </draw:text-box>
          <svg:title/>
          <svg:desc/>
        </draw:frame>
        <draw:frame draw:id="id100" draw:style-name="a997" draw:name="TextBox 13" svg:x="0.75921in" svg:y="4.36953in" svg:width="0.71735in" svg:height="0.26927in">
          <draw:text-box>
            <text:p text:style-name="a996" text:class-names="" text:cond-style-name=""><text:span text:style-name="a994" text:class-names=""><text:s text:c="1"/>npages1</text:span><text:span text:style-name="a995" text:class-names=""/></text:p>
          </draw:text-box>
          <svg:title/>
          <svg:desc/>
        </draw:frame>
        <draw:frame draw:id="id101" draw:style-name="a1001" draw:name="TextBox 14" svg:x="2.20179in" svg:y="4.38795in" svg:width="0.71735in" svg:height="0.26927in">
          <draw:text-box>
            <text:p text:style-name="a1000" text:class-names="" text:cond-style-name=""><text:span text:style-name="a998" text:class-names=""><text:s text:c="1"/>npages2</text:span><text:span text:style-name="a999" text:class-names=""/></text:p>
          </draw:text-box>
          <svg:title/>
          <svg:desc/>
        </draw:frame>
        <draw:frame draw:id="id102" draw:style-name="a1005" draw:name="TextBox 15" svg:x="3.91942in" svg:y="5.04896in" svg:width="0.65074in" svg:height="0.26927in">
          <draw:text-box>
            <text:p text:style-name="a1004" text:class-names="" text:cond-style-name=""><text:span text:style-name="a1002" text:class-names=""><text:s text:c="1"/>pbase1</text:span><text:span text:style-name="a1003" text:class-names=""/></text:p>
          </draw:text-box>
          <svg:title/>
          <svg:desc/>
        </draw:frame>
        <draw:frame draw:id="id103" draw:style-name="a1009" draw:name="TextBox 16" svg:x="2.66942in" svg:y="5.06543in" svg:width="0.65074in" svg:height="0.26927in">
          <draw:text-box>
            <text:p text:style-name="a1008" text:class-names="" text:cond-style-name=""><text:span text:style-name="a1006" text:class-names=""><text:s text:c="1"/>pbase2</text:span><text:span text:style-name="a1007" text:class-names=""/></text:p>
          </draw:text-box>
          <svg:title/>
          <svg:desc/>
        </draw:frame>
        <draw:frame draw:id="id104" draw:style-name="a1013" draw:name="TextBox 17" svg:x="0.7176in" svg:y="5.01464in" svg:width="0.8015in" svg:height="0.26927in">
          <draw:text-box>
            <text:p text:style-name="a1012" text:class-names="" text:cond-style-name=""><text:span text:style-name="a1010" text:class-names=""><text:s text:c="1"/>stackbase</text:span><text:span text:style-name="a1011" text:class-names=""/></text:p>
          </draw:text-box>
          <svg:title/>
          <svg:desc/>
        </draw:frame>
      </draw:page>
      <draw:page draw:name="Slide121" draw:style-name="a1015" draw:master-page-name="Master1-Layout8-twoObj-Two-Content" presentation:presentation-page-layout-name="Master1-PPL8" draw:id="Slide-376">
        <draw:frame draw:id="id105" presentation:style-name="a1018" draw:name="Title 1" svg:x="0.40551in" svg:y="0.29948in" svg:width="9.18898in" svg:height="1.08724in" presentation:class="title" presentation:placeholder="false">
          <draw:text-box>
            <text:p text:style-name="a1017" text:class-names="" text:cond-style-name=""><text:span text:style-name="a1016" text:class-names="">dumbvm Address Translation</text:span></text:p>
          </draw:text-box>
          <svg:title/>
          <svg:desc/>
        </draw:frame>
        <draw:frame draw:id="id106" presentation:style-name="a1067" draw:name="Content Placeholder 2" svg:x="0.40551in" svg:y="1.4974in" svg:width="4.53199in" svg:height="3.15885in" presentation:class="outline" presentation:placeholder="false">
          <draw:text-box>
            <text:list text:style-name="a1021">
              <text:list-item>
                <text:p text:style-name="a1020" text:class-names="" text:cond-style-name=""><text:span text:style-name="a1019" text:class-names="">vbase1 = as-&gt;as_vbase1;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>vtop1 = vbase1 + as-&gt;as_npages1 * PAGE_SIZE;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>vbase2 = as-&gt;as_vbase2;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>vtop2 = vbase2 + as-&gt;as_npages2 * PAGE_SIZE;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>stackbase = USERSTACK - DUMBVM_STACKPAGES * PAGE_SIZE;</text:span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>stacktop = USERSTACK;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/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if (faultaddress &gt;= vbase1 &amp;&amp; faultaddress &lt; vtop1) {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><text:tab/>paddr = (faultaddress - vbase1) + as-&gt;as_pbase1;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>} else if (faultaddress &gt;= vbase2 &amp;&amp; faultaddress &lt; vtop2) {</text:span></text:p>
              </text:list-item>
            </text:list>
            <text:list text:style-name="a1051">
              <text:list-item>
                <text:p text:style-name="a1050" text:class-names="" text:cond-style-name=""><text:span text:style-name="a1049" text:class-names=""><text:tab/>paddr = (faultaddress - vbase2) + as-&gt;as_pbase2;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>} else if (faultaddress &gt;= stackbase &amp;&amp; faultaddress &lt; stacktop) {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<text:tab/>paddr = (faultaddress - stackbase) + as-&gt;as_stackpbase;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>} else {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><text:tab/>return EFAULT;</text:span></text:p>
              </text:list-item>
            </text:list>
            <text:list text:style-name="a1066">
              <text:list-item>
                <text:p text:style-name="a1065" text:class-names="" text:cond-style-name=""><text:span text:style-name="a1064" text:class-names="">}</text:span></text:p>
              </text:list-item>
            </text:list>
          </draw:text-box>
          <svg:title/>
          <svg:desc/>
        </draw:frame>
        <draw:frame draw:id="id107" presentation:style-name="a1090" draw:name="Content Placeholder 4" svg:x="5.0625in" svg:y="1.4974in" svg:width="4.53199in" svg:height="3.15885in" presentation:class="outline" presentation:placeholder="false">
          <draw:text-box>
            <text:list text:style-name="a1070">
              <text:list-item>
                <text:p text:style-name="a1069" text:class-names="" text:cond-style-name=""><text:span text:style-name="a1068" text:class-names="">USERSTACK = 0x8000 0000<text:s text:c="1"/>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>DUMBVM STACKPAGES = 12<text:s text:c="1"/>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>PAGE SIZE = 4KB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/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>kern/arch/mips/vm/dumbvm.c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>Line 202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6" text:class-names="">Line 222 – 239 update TLB</text:span><text:span text:style-name="a1087" text:class-names=""/></text:p>
              </text:list-item>
            </text:list>
          </draw:text-box>
          <svg:title/>
          <svg:desc/>
        </draw:frame>
      </draw:page>
      <draw:page draw:name="Slide122" draw:style-name="a1092" draw:master-page-name="Master1-Layout2-obj-Title-and-Content" presentation:presentation-page-layout-name="Master1-PPL2" draw:id="Slide-377">
        <draw:frame draw:id="id108" presentation:style-name="a1096" draw:name="Title 1" svg:x="0.40551in" svg:y="0.29948in" svg:width="9.18898in" svg:height="1.08724in" presentation:class="title" presentation:placeholder="false">
          <draw:text-box>
            <text:p text:style-name="a1095" text:class-names="" text:cond-style-name=""><text:span text:style-name="a1093" text:class-names="">Initializing address space</text:span><text:span text:style-name="a1094" text:class-names=""/></text:p>
          </draw:text-box>
          <svg:title/>
          <svg:desc/>
        </draw:frame>
        <draw:frame draw:id="id109" presentation:style-name="a1128" draw:name="Content Placeholder 4" svg:x="0.40551in" svg:y="1.4974in" svg:width="9.18898in" svg:height="3.15885in" presentation:class="outline" presentation:placeholder="false">
          <draw:text-box>
            <text:list text:style-name="a1099">
              <text:list-item>
                <text:p text:style-name="a1098" text:class-names="" text:cond-style-name=""><text:span text:style-name="a1097" text:class-names="">When the kernel creates a process it:</text:span></text:p>
              </text:list-item>
            </text:list>
            <text:list text:style-name="a1102">
              <text:list-item>
                <text:list text:style-name="a1102">
                  <text:list-item>
                    <text:p text:style-name="a1101" text:class-names="" text:cond-style-name=""><text:span text:style-name="a1100" text:class-names="">Creates an address space</text:span></text:p>
                  </text:list-item>
                </text:list>
              </text:list-item>
            </text:list>
            <text:list text:style-name="a1105">
              <text:list-item>
                <text:list text:style-name="a1105">
                  <text:list-item>
                    <text:p text:style-name="a1104" text:class-names="" text:cond-style-name=""><text:span text:style-name="a1103" text:class-names="">Load the program data and code</text:span></text:p>
                  </text:list-item>
                </text:list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>OS161 pre-load the programs in RAM</text:span></text:p>
              </text:list-item>
            </text:list>
            <text:list text:style-name="a1111">
              <text:list-item>
                <text:list text:style-name="a1111">
                  <text:list-item>
                    <text:p text:style-name="a1110" text:class-names="" text:cond-style-name=""><text:span text:style-name="a1109" text:class-names="">Most OS will load on demand</text:span></text:p>
                  </text:list-item>
                </text:list>
              </text:list-item>
            </text:list>
            <text:list text:style-name="a1115">
              <text:list-item>
                <text:p text:style-name="a1114" text:class-names="" text:cond-style-name=""><text:span text:style-name="a1112" text:class-names="">A program code and data is described in an<text:s text:c="1"/></text:span><text:span text:style-name="a1113" text:class-names="">executable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>OS161 uses ELF (executable link format) as other OS (e.g., LINUX)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>OS161 execv system call reinitializes the address space of a process</text:span></text:p>
              </text:list-item>
            </text:list>
            <text:list text:style-name="a1124">
              <text:list-item>
                <text:list text:style-name="a1124">
                  <text:list-item>
                    <text:p text:style-name="a1123" text:class-names="" text:cond-style-name=""><text:span text:style-name="a1122" text:class-names="">int execv(const char *program, char **args)</text:span></text:p>
                  </text:list-item>
                </text:list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>The program parameter should be the name of the ELF executable to be loaded</text:span></text:p>
              </text:list-item>
            </text:list>
          </draw:text-box>
          <svg:title/>
          <svg:desc/>
        </draw:frame>
      </draw:page>
      <draw:page draw:name="Slide123" draw:style-name="a1130" draw:master-page-name="Master1-Layout2-obj-Title-and-Content" presentation:presentation-page-layout-name="Master1-PPL2" draw:id="Slide-378">
        <draw:frame draw:id="id110" presentation:style-name="a1134" draw:name="Title 1" svg:x="0.40551in" svg:y="0.29948in" svg:width="9.18898in" svg:height="1.08724in" presentation:class="title" presentation:placeholder="false">
          <draw:text-box>
            <text:p text:style-name="a1133" text:class-names="" text:cond-style-name=""><text:span text:style-name="a1131" text:class-names="">ELF files</text:span><text:span text:style-name="a1132" text:class-names=""/></text:p>
          </draw:text-box>
          <svg:title/>
          <svg:desc/>
        </draw:frame>
        <draw:frame draw:id="id111" presentation:style-name="a1160" draw:name="Content Placeholder 2" svg:x="0.40551in" svg:y="1.4974in" svg:width="9.18898in" svg:height="3.15885in" presentation:class="outline" presentation:placeholder="false">
          <draw:text-box>
            <text:list text:style-name="a1137">
              <text:list-item>
                <text:p text:style-name="a1136" text:class-names="" text:cond-style-name=""><text:span text:style-name="a1135" text:class-names="">ELF files contain address space segment descriptions<text:s text:c="1"/></text:span></text:p>
              </text:list-item>
            </text:list>
            <text:list text:style-name="a1140">
              <text:list-item>
                <text:list text:style-name="a1140">
                  <text:list-item>
                    <text:p text:style-name="a1139" text:class-names="" text:cond-style-name=""><text:span text:style-name="a1138" text:class-names="">ELF header describes the segment images</text:span></text:p>
                  </text:list-item>
                </text:list>
              </text:list-item>
            </text:list>
            <text:list text:style-name="a1143">
              <text:list-item>
                <text:list text:style-name="a1143">
                  <text:list-item>
                    <text:list text:style-name="a1143">
                      <text:list-item>
                        <text:p text:style-name="a1142" text:class-names="" text:cond-style-name=""><text:span text:style-name="a1141" text:class-names="">the virtual address of the start of the segment<text:s text:c="1"/></text:span></text:p>
                      </text:list-item>
                    </text:list>
                  </text:list-item>
                </text:list>
              </text:list-item>
            </text:list>
            <text:list text:style-name="a1146">
              <text:list-item>
                <text:list text:style-name="a1146">
                  <text:list-item>
                    <text:list text:style-name="a1146">
                      <text:list-item>
                        <text:p text:style-name="a1145" text:class-names="" text:cond-style-name=""><text:span text:style-name="a1144" text:class-names="">the length of the segment in the virtual address space t</text:span></text:p>
                      </text:list-item>
                    </text:list>
                  </text:list-item>
                </text:list>
              </text:list-item>
            </text:list>
            <text:list text:style-name="a1150">
              <text:list-item>
                <text:list text:style-name="a1150">
                  <text:list-item>
                    <text:list text:style-name="a1150">
                      <text:list-item>
                        <text:p text:style-name="a1149" text:class-names="" text:cond-style-name=""><text:span text:style-name="a1147" text:class-names="">the<text:s text:c="1"/></text:span><text:span text:style-name="a1148" text:class-names="">location of the segment in the ELF<text:s text:c="1"/></text:span></text:p>
                      </text:list-item>
                    </text:list>
                  </text:list-item>
                </text:list>
              </text:list-item>
            </text:list>
            <text:list text:style-name="a1153">
              <text:list-item>
                <text:list text:style-name="a1153">
                  <text:list-item>
                    <text:list text:style-name="a1153">
                      <text:list-item>
                        <text:p text:style-name="a1152" text:class-names="" text:cond-style-name=""><text:span text:style-name="a1151" text:class-names="">the length of the segment in the ELF</text:span></text:p>
                      </text:list-item>
                    </text:list>
                  </text:list-item>
                </text:list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>the ELF file identifies the (virtual) address of the program’s first instruction (the entry point)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>the ELF file also contains lots of other information (e.g., section descriptors, symbol tables) that is useful to compilers, linkers, debuggers, loaders and other tools used to build programs<text:s text:c="1"/></text:span></text:p>
              </text:list-item>
            </text:list>
          </draw:text-box>
          <svg:title/>
          <svg:desc/>
        </draw:frame>
      </draw:page>
      <draw:page draw:name="Slide124" draw:style-name="a1162" draw:master-page-name="Master1-Layout2-obj-Title-and-Content" presentation:presentation-page-layout-name="Master1-PPL2" draw:id="Slide-379">
        <draw:frame draw:id="id112" presentation:style-name="a1166" draw:name="Title 1" svg:x="0.40551in" svg:y="0.29948in" svg:width="9.18898in" svg:height="1.08724in" presentation:class="title" presentation:placeholder="false">
          <draw:text-box>
            <text:p text:style-name="a1165" text:class-names="" text:cond-style-name=""><text:span text:style-name="a1163" text:class-names="">OS161</text:span><text:span text:style-name="a1164" text:class-names=""/></text:p>
          </draw:text-box>
          <svg:title/>
          <svg:desc/>
        </draw:frame>
        <draw:frame draw:id="id113" presentation:style-name="a1197" draw:name="Content Placeholder 2" svg:x="0.40551in" svg:y="1.4974in" svg:width="9.18898in" svg:height="3.15885in" presentation:class="outline" presentation:placeholder="false">
          <draw:text-box>
            <text:list text:style-name="a1170">
              <text:list-item>
                <text:p text:style-name="a1169" text:class-names="" text:cond-style-name=""><text:span text:style-name="a1167" text:class-names="">OS161’s dumbvm implementation assumes that an ELF file contains<text:s text:c="1"/></text:span><text:span text:style-name="a1168" text:class-names="">two segments</text:span></text:p>
              </text:list-item>
            </text:list>
            <text:list text:style-name="a1175">
              <text:list-item>
                <text:list text:style-name="a1175">
                  <text:list-item>
                    <text:p text:style-name="a1174" text:class-names="" text:cond-style-name=""><text:span text:style-name="a1171" text:class-names="">a<text:s text:c="1"/></text:span><text:span text:style-name="a1172" text:class-names="">text segment</text:span><text:span text:style-name="a1173" text:class-names="">, containing the program code any read-only data</text:span></text:p>
                  </text:list-item>
                </text:list>
              </text:list-item>
            </text:list>
            <text:list text:style-name="a1180">
              <text:list-item>
                <text:list text:style-name="a1180">
                  <text:list-item>
                    <text:p text:style-name="a1179" text:class-names="" text:cond-style-name=""><text:span text:style-name="a1176" text:class-names="">a<text:s text:c="1"/></text:span><text:span text:style-name="a1177" text:class-names="">data segment</text:span><text:span text:style-name="a1178" text:class-names="">, containing any other global program data</text:span></text:p>
                  </text:list-item>
                </text:list>
              </text:list-item>
            </text:list>
            <text:list text:style-name="a1185">
              <text:list-item>
                <text:p text:style-name="a1184" text:class-names="" text:cond-style-name=""><text:span text:style-name="a1181" text:class-names="">the images in the ELF file are an<text:s text:c="1"/></text:span><text:span text:style-name="a1182" text:class-names="">exact copy</text:span><text:span text:style-name="a1183" text:class-names=""><text:s text:c="1"/>of the binary data to be stored in the address<text:s text:c="1"/></text:span></text:p>
              </text:list-item>
            </text:list>
            <text:list text:style-name="a1190">
              <text:list-item>
                <text:p text:style-name="a1189" text:class-names="" text:cond-style-name=""><text:span text:style-name="a1186" text:class-names="">dumbvm creates a<text:s text:c="1"/></text:span><text:span text:style-name="a1187" text:class-names="">stack segment<text:s text:c="1"/></text:span><text:span text:style-name="a1188" text:class-names="">for each process</text:span></text:p>
              </text:list-item>
            </text:list>
            <text:list text:style-name="a1193">
              <text:list-item>
                <text:list text:style-name="a1193">
                  <text:list-item>
                    <text:p text:style-name="a1192" text:class-names="" text:cond-style-name=""><text:span text:style-name="a1191" text:class-names="">12 pages long</text:span></text:p>
                  </text:list-item>
                </text:list>
              </text:list-item>
            </text:list>
            <text:list text:style-name="a1196">
              <text:list-item>
                <text:list text:style-name="a1196">
                  <text:list-item>
                    <text:p text:style-name="a1195" text:class-names="" text:cond-style-name=""><text:span text:style-name="a1194" text:class-names="">ending at virtual address 0x7FFFFFFF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5" draw:style-name="a1199" draw:master-page-name="Master1-Layout2-obj-Title-and-Content" presentation:presentation-page-layout-name="Master1-PPL2" draw:id="Slide-380">
        <draw:frame draw:id="id114" presentation:style-name="a1203" draw:name="Title 1" svg:x="0.40551in" svg:y="0.29948in" svg:width="9.18898in" svg:height="1.08724in" presentation:class="title" presentation:placeholder="false">
          <draw:text-box>
            <text:p text:style-name="a1202" text:class-names="" text:cond-style-name=""><text:span text:style-name="a1200" text:class-names="">OS161</text:span><text:span text:style-name="a1201" text:class-names=""/></text:p>
          </draw:text-box>
          <svg:title/>
          <svg:desc/>
        </draw:frame>
        <draw:frame draw:id="id115" presentation:style-name="a1214" draw:name="Content Placeholder 2" svg:x="0.40551in" svg:y="1.4974in" svg:width="9.18898in" svg:height="3.15885in" presentation:class="outline" presentation:placeholder="false">
          <draw:text-box>
            <text:list text:style-name="a1206">
              <text:list-item>
                <text:p text:style-name="a1205" text:class-names="" text:cond-style-name=""><text:span text:style-name="a1204" text:class-names="">If the image is smaller than the segment it is in loaded into, it should be zero filled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07" text:class-names="">Look through and<text:s text:c="1"/></text:span><text:span text:style-name="a1208" text:class-names="">understand:</text:span><text:span text:style-name="a1209" text:class-names=""><text:s text:c="1"/></text:span><text:span text:style-name="a1210" text:class-names="">kern/syscall/loadelf.c</text:span><text:span text:style-name="a1211" text:class-names=""/></text:p>
              </text:list-item>
            </text:list>
          </draw:text-box>
          <svg:title/>
          <svg:desc/>
        </draw:frame>
      </draw:page>
      <draw:page draw:name="Slide104" draw:style-name="a1216" draw:master-page-name="Master1-Layout5-cust-Title-Slide-Colour-and-Image" presentation:presentation-page-layout-name="Master1-PPL5" draw:id="Slide-359">
        <draw:frame draw:id="id116" presentation:style-name="a1220" draw:name="Title 6" svg:x="0.40551in" svg:y="1.74803in" svg:width="5.75197in" svg:height="1.20472in" presentation:class="title" presentation:placeholder="false">
          <draw:text-box>
            <text:p text:style-name="a1219" text:class-names="" text:cond-style-name=""><text:span text:style-name="a1217" text:class-names="">Thank you</text:span><text:span text:style-name="a121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 White and Colour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2" style:display-name="Title and Content">
      <presentation:placeholder presentation:object="title" svg:x="0.40551in" svg:y="0.29948in" svg:width="9.18898in" svg:height="1.08724in"/>
      <presentation:placeholder presentation:object="object" svg:x="0.40551in" svg:y="1.4974in" svg:width="9.18898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3" style:display-name="Title Slide White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4" style:display-name="Title Slide White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5" style:display-name="Title Slide Colour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6" style:display-name="Title Slide Colour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7" style:display-name="Title, Content and Image">
      <presentation:placeholder presentation:object="title" svg:x="0.40551in" svg:y="0.74409in" svg:width="5.75197in" svg:height="1.20472in"/>
      <presentation:placeholder presentation:object="object" svg:x="0.40551in" svg:y="1.99606in" svg:width="5.75197in" svg:height="2.73622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in"/>
    </style:presentation-page-layout>
    <style:presentation-page-layout style:name="Master1-PPL8" style:display-name="Two Content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object" svg:x="5.0625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9" style:display-name="Content and Image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5.06299in" svg:y="1.4974in" svg:width="4.5315in" svg:height="3.15885in"/>
    </style:presentation-page-layout>
    <style:presentation-page-layout style:name="Master1-PPL10" style:display-name="Image">
      <presentation:placeholder presentation:object="graphic" svg:x="0.40551in" svg:y="0.3671in" svg:width="9.18898in" svg:height="3.8857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title" svg:x="6.15576in" svg:y="4.75516in" svg:width="3.4375in" svg:height="0.75492in"/>
    </style:presentation-page-layout>
    <style:presentation-page-layout style:name="Master1-PPL11" style:display-name="Full Bleed Image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0in" svg:y="0in" svg:width="10in" svg:height="4.66667in"/>
      <presentation:placeholder presentation:object="title" svg:x="6.15576in" svg:y="4.75516in" svg:width="3.4375in" svg:height="0.75492in"/>
    </style:presentation-page-layout>
    <style:presentation-page-layout style:name="Master1-PPL12" style:display-name="Title Only">
      <presentation:placeholder presentation:object="title" svg:x="0.40551in" svg:y="0.29948in" svg:width="9.18898in" svg:height="1.08724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3" style:display-name="Blank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4" style:display-name="Title, Content">
      <presentation:placeholder presentation:object="title" svg:x="0.49997in" svg:y="0.22421in" svg:width="8.99908in" svg:height="0.93915in"/>
      <presentation:placeholder presentation:object="object" svg:x="0.49997in" svg:y="1.31631in" svg:width="8.99908in" svg:height="3.26237in"/>
    </style:presentation-page-layout>
    <style:style style:family="table-cell" style:name="a85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5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2">
      <style:table-cell-properties/>
    </style:style>
    <style:style style:family="table-cell" style:name="a85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3">
      <style:table-cell-properties fo:background-color="#cfd5ea"/>
    </style:style>
    <style:style style:family="table-cell" style:name="a854">
      <style:table-cell-properties/>
    </style:style>
    <style:style style:family="table-cell" style:name="a855">
      <style:table-cell-properties fo:background-color="#cfd5ea"/>
    </style:style>
    <style:style style:family="table-cell" style:name="a85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014" xlink:href="media/image1.jpeg" xlink:show="embed" xlink:actuate="onLoad"/>
    <draw:fill-image draw:name="a670" xlink:href="media/image1.jpeg" xlink:show="embed" xlink:actuate="onLoad"/>
    <draw:fill-image draw:name="a1091" xlink:href="media/image1.jpeg" xlink:show="embed" xlink:actuate="onLoad"/>
    <draw:fill-image draw:name="a1161" xlink:href="media/image1.jpeg" xlink:show="embed" xlink:actuate="onLoad"/>
    <draw:fill-image draw:name="a63" xlink:href="media/image2.jpeg" xlink:show="embed" xlink:actuate="onLoad"/>
    <draw:fill-image draw:name="a1129" xlink:href="media/image1.jpeg" xlink:show="embed" xlink:actuate="onLoad"/>
    <draw:fill-image draw:name="a182" xlink:href="media/image3.jpeg" xlink:show="embed" xlink:actuate="onLoad"/>
    <draw:fill-image draw:name="a292" xlink:href="media/image3.jpeg" xlink:show="embed" xlink:actuate="onLoad"/>
    <draw:fill-image draw:name="a721" xlink:href="media/image1.jpeg" xlink:show="embed" xlink:actuate="onLoad"/>
    <draw:fill-image draw:name="a1198" xlink:href="media/image1.jpeg" xlink:show="embed" xlink:actuate="onLoad"/>
    <draw:fill-image draw:name="a547" xlink:href="media/image1.jpeg" xlink:show="embed" xlink:actuate="onLoad"/>
    <draw:fill-image draw:name="a616" xlink:href="media/image1.jpeg" xlink:show="embed" xlink:actuate="onLoad"/>
    <draw:fill-image draw:name="a178" xlink:href="media/image4.jpeg" xlink:show="embed" xlink:actuate="onLoad"/>
    <draw:fill-image draw:name="a919" xlink:href="media/image1.jpeg" xlink:show="embed" xlink:actuate="onLoad"/>
    <draw:fill-image draw:name="a1215" xlink:href="media/image5.jpeg" xlink:show="embed" xlink:actuate="onLoad"/>
    <draw:fill-image draw:name="a288" xlink:href="media/image5.jpeg" xlink:show="embed" xlink:actuate="onLoad"/>
    <draw:fill-image draw:name="a871" xlink:href="media/image5.jpeg" xlink:show="embed" xlink:actuate="onLoad"/>
    <draw:fill-image draw:name="a233" xlink:href="media/image4.jpeg" xlink:show="embed" xlink:actuate="onLoad"/>
    <draw:fill-image draw:name="a466" xlink:href="media/image1.jpeg" xlink:show="embed" xlink:actuate="onLoad"/>
    <draw:fill-image draw:name="a398" xlink:href="media/image1.jpeg" xlink:show="embed" xlink:actuate="onLoad"/>
    <draw:fill-image draw:name="a768" xlink:href="media/image1.jpeg" xlink:show="embed" xlink:actuate="onLoad"/>
    <draw:fill-image draw:name="a343" xlink:href="media/image5.jpeg" xlink:show="embed" xlink:actuate="onLoad"/>
    <draw:fill-image draw:name="a877" xlink:href="media/image1.jpeg" xlink:show="embed" xlink:actuate="onLoad"/>
    <draw:fill-image draw:name="a114" xlink:href="media/image1.jpeg" xlink:show="embed" xlink:actuate="onLoad"/>
    <draw:fill-image draw:name="a860" xlink:href="media/image2.jpeg" xlink:show="embed" xlink:actuate="onLoad"/>
    <table:table-template table:name="{5C22544A-7EE6-4342-B048-85BDC9FD1C3A}">
      <table:first-row table:style-name="a856" table:paragraph-style-name=""/>
      <table:last-row table:style-name="a857" table:paragraph-style-name=""/>
      <table:first-column table:style-name="a858" table:paragraph-style-name=""/>
      <table:last-column table:style-name="a859" table:paragraph-style-name=""/>
      <table:body table:style-name="a851" table:paragraph-style-name=""/>
      <table:even-rows table:style-name="a854" table:paragraph-style-name=""/>
      <table:odd-rows table:style-name="a855" table:paragraph-style-name=""/>
      <table:even-columns table:style-name="a852" table:paragraph-style-name=""/>
      <table:odd-columns table:style-name="a853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draw:fill="none" draw:stroke="solid" svg:stroke-width="0.01389in" svg:stroke-color="#000000" svg:stroke-opacity="100%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bitmap" draw:fill-image-name="a67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bitmap" draw:fill-image-name="a23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bitmap" draw:fill-image-name="a46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draw:fill="none" draw:stroke="solid" svg:stroke-width="0.01389in" svg:stroke-color="#000000" svg:stroke-opacity="100%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draw:fill="none" draw:stroke="solid" svg:stroke-width="0.01389in" svg:stroke-color="#000000" svg:stroke-opacity="100%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bitmap" draw:fill-image-name="a28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draw:fill="none" draw:stroke="solid" svg:stroke-width="0.01389in" svg:stroke-color="#000000" svg:stroke-opacity="100%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bitmap" draw:fill-image-name="a29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bitmap" draw:fill-image-name="a76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solid" svg:stroke-width="0.01389in" svg:stroke-color="#000000" svg:stroke-opacity="100%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bitmap" draw:fill-image-name="a54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draw:fill="none" draw:stroke="solid" svg:stroke-width="0.01389in" svg:stroke-color="#000000" svg:stroke-opacity="100%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bitmap" draw:fill-image-name="a11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bitmap" draw:fill-image-name="a34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style:font-family-complex="Arial" style:font-family-generic-complex="swiss" style:font-pitch-complex="variable" fo:font-size="0.30236in" style:font-size-asian="0.30236in" style:font-size-complex="0.3023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draw:fill="none" draw:stroke="solid" svg:stroke-width="0.01389in" svg:stroke-color="#000000" svg:stroke-opacity="100%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draw:fill="none" draw:stroke="solid" svg:stroke-width="0.01389in" svg:stroke-color="#000000" svg:stroke-opacity="100%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solid" svg:stroke-width="0.01389in" svg:stroke-color="#000000" svg:stroke-opacity="100%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bitmap" draw:fill-image-name="a61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4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e3e6e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bitmap" draw:fill-image-name="a39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bitmap" draw:fill-image-name="a17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bitmap" draw:fill-image-name="a18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draw:fill="none" draw:stroke="solid" svg:stroke-width="0.01389in" svg:stroke-color="#000000" svg:stroke-opacity="100%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bitmap" draw:fill-image-name="a6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504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5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68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niversity-of-Bristol-(Main-URL)" style:page-layout-name="pageLayout1" draw:style-name="a0">
      <draw:frame draw:id="id0" presentation:style-name="a4" draw:name="Title Placeholder 1" svg:x="0.40551in" svg:y="0.29948in" svg:width="9.18898in" svg:height="1.0872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40551in" svg:y="1.4974in" svg:width="9.18898in" svg:height="3.1659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40551in" svg:y="4.76935in" svg:width="2.25in" svg:height="0.29948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4/04/2021</text:date></text:span></text:p>
        </draw:text-box>
        <svg:title/>
        <svg:desc/>
      </draw:frame>
      <draw:frame draw:id="id3" presentation:style-name="a28" draw:name="Footer Placeholder 4" svg:x="7.34449in" svg:y="4.76935in" svg:width="2.25in" svg:height="0.29948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4.72619in" svg:y="5.21837in" svg:width="0.59055in" svg:height="0.29948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-White-and-Colour" style:page-layout-name="pageLayout1" draw:style-name="a64">
      <draw:frame draw:id="id11" presentation:style-name="a68" draw:name="Title 1" svg:x="0.40551in" svg:y="1.74803in" svg:width="5.75197in" svg:height="1.20472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12" presentation:style-name="a72" draw:name="Subtitle 2" svg:x="0.40551in" svg:y="2.95443in" svg:width="5.75197in" svg:height="1.43701in" presentation:class="subtitle" presentation:placeholder="false">
        <draw:text-box>
          <text:p text:style-name="a71" text:class-names="" text:cond-style-name=""><text:span text:style-name="a69" text:class-names="">Click to edit Master subtitle style</text:span><text:span text:style-name="a70" text:class-names=""/></text:p>
        </draw:text-box>
        <svg:title/>
        <svg:desc/>
      </draw:frame>
      <draw:frame draw:id="id13" presentation:style-name="a76" draw:name="Date Placeholder 3" svg:x="0.40551in" svg:y="4.76935in" svg:width="2.25in" svg:height="0.29948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4/04/2021</text:date></text:span></text:p>
        </draw:text-box>
        <svg:title/>
        <svg:desc/>
      </draw:frame>
      <draw:frame draw:id="id14" presentation:style-name="a79" draw:name="Footer Placeholder 4" svg:x="7.34449in" svg:y="4.76935in" svg:width="2.25in" svg:height="0.29948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2" draw:name="Slide Number Placeholder 5" svg:x="4.72619in" svg:y="5.21837in" svg:width="0.59055in" svg:height="0.29948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  <presentation:notes style:page-layout-name="pageLayout2" draw:style-name="a113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89" draw:name="Date Placehold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0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2" text:class-names="">Fifth level</text:span><text:span text:style-name="a1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2" draw:name="Slide Number Placeholder 6" svg:x="4.24826in" svg:y="9.49826in" svg:width="3.25in" svg:height="0.50174in" presentation:class="page-number" presentation:placeholder="false">
          <draw:text-box>
            <text:p text:style-name="a111" text:class-names="" text:cond-style-name=""><text:span text:style-name="a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9" draw:name="Title 1" svg:x="0.40551in" svg:y="0.29948in" svg:width="9.18898in" svg:height="1.08724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17" presentation:style-name="a136" draw:name="Content Placeholder 2" svg:x="0.40551in" svg:y="1.4974in" svg:width="9.18898in" svg:height="3.1588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0" draw:name="Date Placeholder 3" svg:x="0.40551in" svg:y="4.76935in" svg:width="2.25in" svg:height="0.29948in" presentation:class="date-time" presentation:placeholder="false">
        <draw:text-box>
          <text:p text:style-name="a139" text:class-names="" text:cond-style-name=""><text:span text:style-name="a137" text:class-names=""><text:date text:fixed="false" style:data-style-name="a138">14/04/2021</text:date></text:span></text:p>
        </draw:text-box>
        <svg:title/>
        <svg:desc/>
      </draw:frame>
      <draw:frame draw:id="id19" presentation:style-name="a143" draw:name="Footer Placeholder 4" svg:x="7.34449in" svg:y="4.76935in" svg:width="2.25in" svg:height="0.2994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0" presentation:style-name="a146" draw:name="Slide Number Placeholder 5" svg:x="4.72619in" svg:y="5.21837in" svg:width="0.59055in" svg:height="0.2994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77">
        <draw:frame draw:id="id5" presentation:style-name="a149" draw:name="Header Placeholder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3" draw:name="Date Placeholder 2" svg:x="4.24826in" svg:y="0in" svg:width="3.25in" svg:height="0.50174in" presentation:class="date-time" presentation:placeholder="false">
          <draw:text-box>
            <text:p text:style-name="a152" text:class-names="" text:cond-style-name=""><text:span text:style-name="a150" text:class-names=""><text:date text:fixed="false" style:data-style-name="a151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4" draw:name="Slide Image Placeholder 3">
          <svg:title/>
          <svg:desc/>
        </draw:page-thumbnail>
        <draw:frame draw:id="id8" presentation:style-name="a170" draw:name="Notes Placeholder 4" svg:x="0.75in" svg:y="4.8125in" svg:width="6in" svg:height="3.9375in" presentation:class="notes" presentation:placeholder="false">
          <draw:text-box>
            <text:p text:style-name="a156" text:class-names="" text:cond-style-name=""><text:span text:style-name="a155" text:class-names="">Edit Master text styles</text:span></text:p>
            <text:list text:style-name="a159">
              <text:list-item>
                <text:list text:style-name="a159">
                  <text:list-item>
                    <text:p text:style-name="a158" text:class-names="" text:cond-style-name=""><text:span text:style-name="a157" text:class-names="">Second level</text:span></text:p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p text:style-name="a161" text:class-names="" text:cond-style-name=""><text:span text:style-name="a1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list text:style-name="a165">
                          <text:list-item>
                            <text:p text:style-name="a164" text:class-names="" text:cond-style-name=""><text:span text:style-name="a1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6" text:class-names="">Fifth level</text:span><text:span text:style-name="a1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Footer Placeholder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6" draw:name="Slide Number Placeholder 6" svg:x="4.24826in" svg:y="9.49826in" svg:width="3.25in" svg:height="0.50174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le-Slide-White-and-Image" style:page-layout-name="pageLayout1" draw:style-name="a179">
      <draw:custom-shape svg:x="6.24306in" svg:y="-0.00347in" svg:width="3.75694in" svg:height="5.62847in" draw:id="id21" draw:style-name="a183" draw:name="Rectangle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22" presentation:style-name="a187" draw:name="Title 1" svg:x="0.40551in" svg:y="1.74803in" svg:width="5.75197in" svg:height="1.20472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3" presentation:style-name="a191" draw:name="Subtitle 2" svg:x="0.40551in" svg:y="2.95443in" svg:width="5.75197in" svg:height="1.43701in" presentation:class="subtitle" presentation:placeholder="false">
        <draw:text-box>
          <text:p text:style-name="a190" text:class-names="" text:cond-style-name=""><text:span text:style-name="a188" text:class-names="">Click to edit Master subtitle style</text:span><text:span text:style-name="a189" text:class-names=""/></text:p>
        </draw:text-box>
        <svg:title/>
        <svg:desc/>
      </draw:frame>
      <draw:frame draw:id="id24" presentation:style-name="a195" draw:name="Date Placeholder 3" svg:x="0.40551in" svg:y="4.76935in" svg:width="2.25in" svg:height="0.29948in" presentation:class="date-time" presentation:placeholder="false">
        <draw:text-box>
          <text:p text:style-name="a194" text:class-names="" text:cond-style-name=""><text:span text:style-name="a192" text:class-names=""><text:date text:fixed="false" style:data-style-name="a193">14/04/2021</text:date></text:span></text:p>
        </draw:text-box>
        <svg:title/>
        <svg:desc/>
      </draw:frame>
      <draw:frame draw:id="id25" presentation:style-name="a198" draw:name="Footer Placeholder 4" svg:x="7.34449in" svg:y="4.76935in" svg:width="2.25in" svg:height="0.2994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26" presentation:style-name="a201" draw:name="Slide Number Placeholder 5" svg:x="4.72619in" svg:y="5.21837in" svg:width="0.59055in" svg:height="0.2994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32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Slide Number Placeholder 6" svg:x="4.24826in" svg:y="9.49826in" svg:width="3.25in" svg:height="0.50174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le-Slide-White-(Insert-Image)" style:page-layout-name="pageLayout1" draw:style-name="a234">
      <draw:frame draw:id="id27" presentation:style-name="a238" draw:name="Title 1" svg:x="0.40551in" svg:y="1.74803in" svg:width="5.75197in" svg:height="1.20472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8" presentation:style-name="a242" draw:name="Subtitle 2" svg:x="0.40551in" svg:y="2.95443in" svg:width="5.75197in" svg:height="1.43701in" presentation:class="subtitle" presentation:placeholder="false">
        <draw:text-box>
          <text:p text:style-name="a241" text:class-names="" text:cond-style-name=""><text:span text:style-name="a239" text:class-names="">Click to edit Master subtitle style</text:span><text:span text:style-name="a240" text:class-names=""/></text:p>
        </draw:text-box>
        <svg:title/>
        <svg:desc/>
      </draw:frame>
      <draw:frame draw:id="id29" presentation:style-name="a246" draw:name="Date Placeholder 3" svg:x="0.40551in" svg:y="4.76935in" svg:width="2.25in" svg:height="0.29948in" presentation:class="date-time" presentation:placeholder="false">
        <draw:text-box>
          <text:p text:style-name="a245" text:class-names="" text:cond-style-name=""><text:span text:style-name="a243" text:class-names=""><text:date text:fixed="false" style:data-style-name="a244">14/04/2021</text:date></text:span></text:p>
        </draw:text-box>
        <svg:title/>
        <svg:desc/>
      </draw:frame>
      <draw:frame draw:id="id30" presentation:style-name="a249" draw:name="Footer Placeholder 4" svg:x="7.34449in" svg:y="4.76935in" svg:width="2.25in" svg:height="0.29948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31" presentation:style-name="a252" draw:name="Slide Number Placeholder 5" svg:x="4.72619in" svg:y="5.21837in" svg:width="0.59055in" svg:height="0.29948in" presentation:class="page-number" presentation:placeholder="false">
        <draw:text-box>
          <text:p text:style-name="a251" text:class-names="" text:cond-style-name=""><text:span text:style-name="a250" text:class-names=""><text:page-number style:num-format="1" text:fixed="false"/></text:span></text:p>
        </draw:text-box>
        <svg:title/>
        <svg:desc/>
      </draw:frame>
      <draw:frame draw:id="id32" presentation:style-name="a256" draw:name="Picture Placeholder 8" svg:x="6.2143in" svg:y="0in" svg:width="3.7857in" svg:height="5.62539in" presentation:class="graphic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287">
        <draw:frame draw:id="id5" presentation:style-name="a259" draw:name="Header Placeholder 1" svg:x="0in" svg:y="0in" svg:width="3.25in" svg:height="0.50174in" presentation:class="head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6" presentation:style-name="a263" draw:name="Date Placeholder 2" svg:x="4.24826in" svg:y="0in" svg:width="3.25in" svg:height="0.50174in" presentation:class="date-time" presentation:placeholder="false">
          <draw:text-box>
            <text:p text:style-name="a262" text:class-names="" text:cond-style-name=""><text:span text:style-name="a260" text:class-names=""><text:date text:fixed="false" style:data-style-name="a261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4" draw:name="Slide Image Placeholder 3">
          <svg:title/>
          <svg:desc/>
        </draw:page-thumbnail>
        <draw:frame draw:id="id8" presentation:style-name="a280" draw:name="Notes Placeholder 4" svg:x="0.75in" svg:y="4.8125in" svg:width="6in" svg:height="3.9375in" presentation:class="notes" presentation:placeholder="false">
          <draw:text-box>
            <text:p text:style-name="a266" text:class-names="" text:cond-style-name=""><text:span text:style-name="a265" text:class-names="">Edit Master text styles</text:span></text:p>
            <text:list text:style-name="a269">
              <text:list-item>
                <text:list text:style-name="a269">
                  <text:list-item>
                    <text:p text:style-name="a268" text:class-names="" text:cond-style-name=""><text:span text:style-name="a267" text:class-names="">Second level</text:span></text:p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p text:style-name="a271" text:class-names="" text:cond-style-name=""><text:span text:style-name="a2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5">
              <text:list-item>
                <text:list text:style-name="a275">
                  <text:list-item>
                    <text:list text:style-name="a275">
                      <text:list-item>
                        <text:list text:style-name="a275">
                          <text:list-item>
                            <text:p text:style-name="a274" text:class-names="" text:cond-style-name=""><text:span text:style-name="a2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list text:style-name="a279">
                              <text:list-item>
                                <text:p text:style-name="a278" text:class-names="" text:cond-style-name=""><text:span text:style-name="a276" text:class-names="">Fifth level</text:span><text:span text:style-name="a2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3" draw:name="Footer Placeholder 5" svg:x="0in" svg:y="9.49826in" svg:width="3.25in" svg:height="0.50174in" presentation:class="foot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0" presentation:style-name="a286" draw:name="Slide Number Placeholder 6" svg:x="4.24826in" svg:y="9.49826in" svg:width="3.25in" svg:height="0.50174in" presentation:class="page-number" presentation:placeholder="false">
          <draw:text-box>
            <text:p text:style-name="a285" text:class-names="" text:cond-style-name=""><text:span text:style-name="a2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le-Slide-Colour-and-Image" style:page-layout-name="pageLayout1" draw:style-name="a289">
      <draw:custom-shape svg:x="6.24306in" svg:y="-0.00347in" svg:width="3.75694in" svg:height="5.62847in" draw:id="id33" draw:style-name="a293" draw:name="Rectangle 7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34" presentation:style-name="a297" draw:name="Title 1" svg:x="0.40551in" svg:y="1.74803in" svg:width="5.75197in" svg:height="1.20472in" presentation:class="title" presentation:placeholder="false">
        <draw:text-box>
          <text:p text:style-name="a296" text:class-names="" text:cond-style-name=""><text:span text:style-name="a294" text:class-names="">Click to edit Master title style</text:span><text:span text:style-name="a295" text:class-names=""/></text:p>
        </draw:text-box>
        <svg:title/>
        <svg:desc/>
      </draw:frame>
      <draw:frame draw:id="id35" presentation:style-name="a301" draw:name="Subtitle 2" svg:x="0.40551in" svg:y="2.95443in" svg:width="5.75197in" svg:height="1.43701in" presentation:class="subtitle" presentation:placeholder="false">
        <draw:text-box>
          <text:p text:style-name="a300" text:class-names="" text:cond-style-name=""><text:span text:style-name="a298" text:class-names="">Click to edit Master subtitle style</text:span><text:span text:style-name="a299" text:class-names=""/></text:p>
        </draw:text-box>
        <svg:title/>
        <svg:desc/>
      </draw:frame>
      <draw:frame draw:id="id36" presentation:style-name="a305" draw:name="Date Placeholder 3" svg:x="0.40551in" svg:y="4.76935in" svg:width="2.25in" svg:height="0.29948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14/04/2021</text:date></text:span></text:p>
        </draw:text-box>
        <svg:title/>
        <svg:desc/>
      </draw:frame>
      <draw:frame draw:id="id37" presentation:style-name="a308" draw:name="Footer Placeholder 4" svg:x="7.34449in" svg:y="4.76935in" svg:width="2.25in" svg:height="0.2994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38" presentation:style-name="a311" draw:name="Slide Number Placeholder 5" svg:x="4.72619in" svg:y="5.21837in" svg:width="0.59055in" svg:height="0.2994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frame draw:id="id5" presentation:style-name="a314" draw:name="Header Placeholder 1" svg:x="0in" svg:y="0in" svg:width="3.25in" svg:height="0.50174in" presentation:class="head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6" presentation:style-name="a318" draw:name="Date Placeholder 2" svg:x="4.24826in" svg:y="0in" svg:width="3.25in" svg:height="0.50174in" presentation:class="date-time" presentation:placeholder="false">
          <draw:text-box>
            <text:p text:style-name="a317" text:class-names="" text:cond-style-name=""><text:span text:style-name="a315" text:class-names=""><text:date text:fixed="false" style:data-style-name="a316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19" draw:name="Slide Image Placeholder 3">
          <svg:title/>
          <svg:desc/>
        </draw:page-thumbnail>
        <draw:frame draw:id="id8" presentation:style-name="a335" draw:name="Notes Placeholder 4" svg:x="0.75in" svg:y="4.8125in" svg:width="6in" svg:height="3.9375in" presentation:class="notes" presentation:placeholder="false">
          <draw:text-box>
            <text:p text:style-name="a321" text:class-names="" text:cond-style-name=""><text:span text:style-name="a320" text:class-names="">Edit Master text styles</text:span></text:p>
            <text:list text:style-name="a324">
              <text:list-item>
                <text:list text:style-name="a324">
                  <text:list-item>
                    <text:p text:style-name="a323" text:class-names="" text:cond-style-name=""><text:span text:style-name="a322" text:class-names="">Second level</text:span></text:p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p text:style-name="a326" text:class-names="" text:cond-style-name=""><text:span text:style-name="a3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list text:style-name="a330">
                          <text:list-item>
                            <text:p text:style-name="a329" text:class-names="" text:cond-style-name=""><text:span text:style-name="a3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1" text:class-names="">Fifth level</text:span><text:span text:style-name="a3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38" draw:name="Footer Placeholder 5" svg:x="0in" svg:y="9.49826in" svg:width="3.25in" svg:height="0.50174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24826in" svg:y="9.49826in" svg:width="3.25in" svg:height="0.50174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le-Slide-Colour-(Insert-Image)" style:page-layout-name="pageLayout1" draw:style-name="a344">
      <draw:frame draw:id="id39" presentation:style-name="a348" draw:name="Title 1" svg:x="0.40551in" svg:y="1.74803in" svg:width="5.75197in" svg:height="1.20472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title/>
        <svg:desc/>
      </draw:frame>
      <draw:frame draw:id="id40" presentation:style-name="a352" draw:name="Subtitle 2" svg:x="0.40551in" svg:y="2.95443in" svg:width="5.75197in" svg:height="1.43701in" presentation:class="subtitle" presentation:placeholder="false">
        <draw:text-box>
          <text:p text:style-name="a351" text:class-names="" text:cond-style-name=""><text:span text:style-name="a349" text:class-names="">Click to edit Master subtitle style</text:span><text:span text:style-name="a350" text:class-names=""/></text:p>
        </draw:text-box>
        <svg:title/>
        <svg:desc/>
      </draw:frame>
      <draw:frame draw:id="id41" presentation:style-name="a356" draw:name="Date Placeholder 3" svg:x="0.40551in" svg:y="4.76935in" svg:width="2.25in" svg:height="0.29948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4/04/2021</text:date></text:span></text:p>
        </draw:text-box>
        <svg:title/>
        <svg:desc/>
      </draw:frame>
      <draw:frame draw:id="id42" presentation:style-name="a359" draw:name="Footer Placeholder 4" svg:x="7.34449in" svg:y="4.76935in" svg:width="2.25in" svg:height="0.29948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43" presentation:style-name="a362" draw:name="Slide Number Placeholder 5" svg:x="4.72619in" svg:y="5.21837in" svg:width="0.59055in" svg:height="0.29948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draw:frame draw:id="id44" presentation:style-name="a366" draw:name="Picture Placeholder 8" svg:x="6.2143in" svg:y="0in" svg:width="3.7857in" svg:height="5.62539in" presentation:class="graphic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397">
        <draw:frame draw:id="id5" presentation:style-name="a369" draw:name="Header Placeholder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3" draw:name="Date Placeholder 2" svg:x="4.24826in" svg:y="0in" svg:width="3.25in" svg:height="0.50174in" presentation:class="date-time" presentation:placeholder="false">
          <draw:text-box>
            <text:p text:style-name="a372" text:class-names="" text:cond-style-name=""><text:span text:style-name="a370" text:class-names=""><text:date text:fixed="false" style:data-style-name="a371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4" draw:name="Slide Image Placeholder 3">
          <svg:title/>
          <svg:desc/>
        </draw:page-thumbnail>
        <draw:frame draw:id="id8" presentation:style-name="a390" draw:name="Notes Placeholder 4" svg:x="0.75in" svg:y="4.8125in" svg:width="6in" svg:height="3.9375in" presentation:class="notes" presentation:placeholder="false">
          <draw:text-box>
            <text:p text:style-name="a376" text:class-names="" text:cond-style-name=""><text:span text:style-name="a375" text:class-names="">Edit Master text styles</text:span></text:p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Second level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p text:style-name="a381" text:class-names="" text:cond-style-name=""><text:span text:style-name="a3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p text:style-name="a384" text:class-names="" text:cond-style-name=""><text:span text:style-name="a3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6" text:class-names="">Fifth level</text:span><text:span text:style-name="a3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Footer Placeholder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6" draw:name="Slide Number Placeholder 6" svg:x="4.24826in" svg:y="9.49826in" svg:width="3.25in" svg:height="0.50174in" presentation:class="page-number" presentation:placeholder="false">
          <draw:text-box>
            <text:p text:style-name="a395" text:class-names="" text:cond-style-name=""><text:span text:style-name="a3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itle,-Content-and-Image" style:page-layout-name="pageLayout1" draw:style-name="a399">
      <draw:frame draw:id="id45" presentation:style-name="a403" draw:name="Title 1" svg:x="0.40551in" svg:y="0.74409in" svg:width="5.75197in" svg:height="1.20472in" presentation:class="title" presentation:placeholder="false">
        <draw:text-box>
          <text:p text:style-name="a402" text:class-names="" text:cond-style-name=""><text:span text:style-name="a400" text:class-names="">Click to edit Master title style</text:span><text:span text:style-name="a401" text:class-names=""/></text:p>
        </draw:text-box>
        <svg:title/>
        <svg:desc/>
      </draw:frame>
      <draw:frame draw:id="id46" presentation:style-name="a420" draw:name="Content Placeholder 2" svg:x="0.40551in" svg:y="1.99606in" svg:width="5.75197in" svg:height="2.73622in" presentation:class="object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ck to edit Master text styles</text:span></text:p>
            </text:list-item>
          </text:list>
          <text:list text:style-name="a409">
            <text:list-item>
              <text:list text:style-name="a409">
                <text:list-item>
                  <text:p text:style-name="a408" text:class-names="" text:cond-style-name=""><text:span text:style-name="a407" text:class-names="">Second level</text:span></text:p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p text:style-name="a411" text:class-names="" text:cond-style-name=""><text:span text:style-name="a410" text:class-names="">Third level</text:span></text:p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p text:style-name="a414" text:class-names="" text:cond-style-name=""><text:span text:style-name="a4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list text:style-name="a419">
                            <text:list-item>
                              <text:p text:style-name="a418" text:class-names="" text:cond-style-name=""><text:span text:style-name="a416" text:class-names="">Fifth level</text:span><text:span text:style-name="a4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24" draw:name="Date Placeholder 3" svg:x="0.40551in" svg:y="4.76935in" svg:width="2.25in" svg:height="0.29948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14/04/2021</text:date></text:span></text:p>
        </draw:text-box>
        <svg:title/>
        <svg:desc/>
      </draw:frame>
      <draw:frame draw:id="id48" presentation:style-name="a427" draw:name="Footer Placeholder 4" svg:x="7.34449in" svg:y="4.76935in" svg:width="2.25in" svg:height="0.29948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49" presentation:style-name="a430" draw:name="Slide Number Placeholder 5" svg:x="4.72619in" svg:y="5.21837in" svg:width="0.59055in" svg:height="0.29948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/></text:span></text:p>
        </draw:text-box>
        <svg:title/>
        <svg:desc/>
      </draw:frame>
      <draw:frame draw:id="id50" presentation:style-name="a434" draw:name="Picture Placeholder 8" svg:x="6.2143in" svg:y="0in" svg:width="3.7857in" svg:height="5.625in" presentation:class="graphic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465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1" draw:name="Date Placeholder 2" svg:x="4.24826in" svg:y="0in" svg:width="3.25in" svg:height="0.50174in" presentation:class="date-time" presentation:placeholder="false">
          <draw:text-box>
            <text:p text:style-name="a440" text:class-names="" text:cond-style-name=""><text:span text:style-name="a438" text:class-names=""><text:date text:fixed="false" style:data-style-name="a439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2" draw:name="Slide Image Placeholder 3">
          <svg:title/>
          <svg:desc/>
        </draw:page-thumbnail>
        <draw:frame draw:id="id8" presentation:style-name="a458" draw:name="Notes Placeholder 4" svg:x="0.75in" svg:y="4.8125in" svg:width="6in" svg:height="3.9375in" presentation:class="notes" presentation:placeholder="false">
          <draw:text-box>
            <text:p text:style-name="a444" text:class-names="" text:cond-style-name=""><text:span text:style-name="a443" text:class-names="">Edit Master text styles</text:span></text:p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Second level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p text:style-name="a449" text:class-names="" text:cond-style-name=""><text:span text:style-name="a4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list text:style-name="a453">
                          <text:list-item>
                            <text:p text:style-name="a452" text:class-names="" text:cond-style-name=""><text:span text:style-name="a4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list text:style-name="a457">
                              <text:list-item>
                                <text:p text:style-name="a456" text:class-names="" text:cond-style-name=""><text:span text:style-name="a454" text:class-names="">Fifth level</text:span><text:span text:style-name="a4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1" draw:name="Footer Placeholder 5" svg:x="0in" svg:y="9.49826in" svg:width="3.25in" svg:height="0.50174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Slide Number Placeholder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twoObj-Two-Content" style:page-layout-name="pageLayout1" draw:style-name="a467">
      <draw:frame draw:id="id51" presentation:style-name="a471" draw:name="Title 1" svg:x="0.40551in" svg:y="0.29948in" svg:width="9.18898in" svg:height="1.08724in" presentation:class="title" presentation:placeholder="false">
        <draw:text-box>
          <text:p text:style-name="a470" text:class-names="" text:cond-style-name=""><text:span text:style-name="a468" text:class-names="">Click to edit Master title style</text:span><text:span text:style-name="a469" text:class-names=""/></text:p>
        </draw:text-box>
        <svg:title/>
        <svg:desc/>
      </draw:frame>
      <draw:frame draw:id="id52" presentation:style-name="a488" draw:name="Content Placeholder 2" svg:x="0.40551in" svg:y="1.4974in" svg:width="4.53199in" svg:height="3.15885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4" text:class-names="">Fifth level</text:span><text:span text:style-name="a4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505" draw:name="Content Placeholder 3" svg:x="5.0625in" svg:y="1.4974in" svg:width="4.53199in" svg:height="3.15885in" presentation:class="object" presentation:placeholder="false">
        <draw:text-box>
          <text:list text:style-name="a491">
            <text:list-item>
              <text:p text:style-name="a490" text:class-names="" text:cond-style-name=""><text:span text:style-name="a489" text:class-names="">Click to edit Master text styles</text:span></text:p>
            </text:list-item>
          </text:list>
          <text:list text:style-name="a494">
            <text:list-item>
              <text:list text:style-name="a494">
                <text:list-item>
                  <text:p text:style-name="a493" text:class-names="" text:cond-style-name=""><text:span text:style-name="a492" text:class-names="">Second level</text:span></text:p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p text:style-name="a496" text:class-names="" text:cond-style-name=""><text:span text:style-name="a495" text:class-names="">Third level</text:span></text:p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p text:style-name="a499" text:class-names="" text:cond-style-name=""><text:span text:style-name="a4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1" text:class-names="">Fifth level</text:span><text:span text:style-name="a5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9" draw:name="Date Placeholder 4" svg:x="0.40551in" svg:y="4.76935in" svg:width="2.25in" svg:height="0.29948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14/04/2021</text:date></text:span></text:p>
        </draw:text-box>
        <svg:title/>
        <svg:desc/>
      </draw:frame>
      <draw:frame draw:id="id55" presentation:style-name="a512" draw:name="Footer Placeholder 5" svg:x="7.34449in" svg:y="4.76935in" svg:width="2.25in" svg:height="0.2994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56" presentation:style-name="a515" draw:name="Slide Number Placeholder 6" svg:x="4.72619in" svg:y="5.21837in" svg:width="0.59055in" svg:height="0.2994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46">
        <draw:frame draw:id="id5" presentation:style-name="a518" draw:name="Header Placehold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6" presentation:style-name="a522" draw:name="Date Placehold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3" draw:name="Slide Image Placeholder 3">
          <svg:title/>
          <svg:desc/>
        </draw:page-thumbnail>
        <draw:frame draw:id="id8" presentation:style-name="a539" draw:name="Notes Placehold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list text:style-name="a538">
                              <text:list-item>
                                <text:p text:style-name="a537" text:class-names="" text:cond-style-name=""><text:span text:style-name="a535" text:class-names="">Fifth level</text:span><text:span text:style-name="a5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2" draw:name="Footer Placeholder 5" svg:x="0in" svg:y="9.49826in" svg:width="3.25in" svg:height="0.50174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0" presentation:style-name="a545" draw:name="Slide Number Placeholder 6" svg:x="4.24826in" svg:y="9.49826in" svg:width="3.25in" svg:height="0.50174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nt-and-Image" style:page-layout-name="pageLayout1" draw:style-name="a548">
      <draw:frame draw:id="id57" presentation:style-name="a552" draw:name="Title 1" svg:x="0.40551in" svg:y="0.29948in" svg:width="9.18898in" svg:height="1.08724in" presentation:class="title" presentation:placeholder="false">
        <draw:text-box>
          <text:p text:style-name="a551" text:class-names="" text:cond-style-name=""><text:span text:style-name="a549" text:class-names="">Click to edit Master title style</text:span><text:span text:style-name="a550" text:class-names=""/></text:p>
        </draw:text-box>
        <svg:title/>
        <svg:desc/>
      </draw:frame>
      <draw:frame draw:id="id58" presentation:style-name="a569" draw:name="Content Placeholder 2" svg:x="0.40551in" svg:y="1.4974in" svg:width="4.53199in" svg:height="3.15885in" presentation:class="object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Second level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Third level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5" text:class-names="">Fifth level</text:span><text:span text:style-name="a5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73" draw:name="Date Placeholder 4" svg:x="0.40551in" svg:y="4.76935in" svg:width="2.25in" svg:height="0.29948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14/04/2021</text:date></text:span></text:p>
        </draw:text-box>
        <svg:title/>
        <svg:desc/>
      </draw:frame>
      <draw:frame draw:id="id60" presentation:style-name="a576" draw:name="Footer Placeholder 5" svg:x="7.34449in" svg:y="4.76935in" svg:width="2.25in" svg:height="0.29948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61" presentation:style-name="a579" draw:name="Slide Number Placeholder 6" svg:x="4.72619in" svg:y="5.21837in" svg:width="0.59055in" svg:height="0.29948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/></text:span></text:p>
        </draw:text-box>
        <svg:title/>
        <svg:desc/>
      </draw:frame>
      <draw:frame draw:id="id62" presentation:style-name="a584" draw:name="Picture Placeholder 8" svg:x="5.06299in" svg:y="1.4974in" svg:width="4.5315in" svg:height="3.15885in" presentation:class="graphic" presentation:placeholder="false">
        <draw:text-box>
          <text:list text:style-name="a583">
            <text:list-item>
              <text:p text:style-name="a582" text:class-names="" text:cond-style-name=""><text:span text:style-name="a580" text:class-names="">Click icon to add picture</text:span><text:span text:style-name="a581" text:class-names=""/></text:p>
            </text:list-item>
          </text:list>
        </draw:text-box>
        <svg:title/>
        <svg:desc/>
      </draw:frame>
      <presentation:notes style:page-layout-name="pageLayout2" draw:style-name="a615">
        <draw:frame draw:id="id5" presentation:style-name="a587" draw:name="Header Placeholder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6" presentation:style-name="a591" draw:name="Date Placeholder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92" draw:name="Slide Image Placeholder 3">
          <svg:title/>
          <svg:desc/>
        </draw:page-thumbnail>
        <draw:frame draw:id="id8" presentation:style-name="a608" draw:name="Notes Placeholder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Edit Master text styles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Second level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list text:style-name="a607">
                              <text:list-item>
                                <text:p text:style-name="a606" text:class-names="" text:cond-style-name=""><text:span text:style-name="a604" text:class-names="">Fifth level</text:span><text:span text:style-name="a6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1" draw:name="Footer Placeholder 5" svg:x="0in" svg:y="9.49826in" svg:width="3.25in" svg:height="0.50174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Slide Number Placeholder 6" svg:x="4.24826in" svg:y="9.49826in" svg:width="3.25in" svg:height="0.50174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Image" style:page-layout-name="pageLayout1" draw:style-name="a617">
      <draw:custom-shape svg:x="0in" svg:y="0in" svg:width="10in" svg:height="4.61981in" draw:id="id63" draw:style-name="a620" draw:name="Rectangle 1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624" draw:name="Picture Placeholder 4" svg:x="0.40551in" svg:y="0.3671in" svg:width="9.18898in" svg:height="3.8857in" presentation:class="graphic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ck icon to add picture</text:span></text:p>
            </text:list-item>
          </text:list>
        </draw:text-box>
        <svg:title/>
        <svg:desc/>
      </draw:frame>
      <draw:frame draw:id="id65" presentation:style-name="a628" draw:name="Date Placeholder 2" svg:x="0.40551in" svg:y="4.76935in" svg:width="2.25in" svg:height="0.29948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14/04/2021</text:date></text:span></text:p>
        </draw:text-box>
        <svg:title/>
        <svg:desc/>
      </draw:frame>
      <draw:frame draw:id="id66" presentation:style-name="a631" draw:name="Footer Placeholder 3" svg:x="7.34449in" svg:y="4.76935in" svg:width="2.25in" svg:height="0.29948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7" presentation:style-name="a634" draw:name="Slide Number Placeholder 4" svg:x="4.72619in" svg:y="5.21837in" svg:width="0.59055in" svg:height="0.29948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draw:frame draw:id="id68" presentation:style-name="a638" draw:name="Title 1" svg:x="6.15576in" svg:y="4.75516in" svg:width="3.4375in" svg:height="0.75492in" presentation:class="title" presentation:placeholder="false">
        <draw:text-box>
          <text:p text:style-name="a637" text:class-names="" text:cond-style-name=""><text:span text:style-name="a635" text:class-names="">Click to add<text:line-break/>image caption</text:span><text:span text:style-name="a636" text:class-names=""/></text:p>
        </draw:text-box>
        <svg:title/>
        <svg:desc/>
      </draw:frame>
      <presentation:notes style:page-layout-name="pageLayout2" draw:style-name="a669">
        <draw:frame draw:id="id5" presentation:style-name="a641" draw:name="Header Placeholder 1" svg:x="0in" svg:y="0in" svg:width="3.25in" svg:height="0.50174in" presentation:class="head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6" presentation:style-name="a645" draw:name="Date Placeholder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2" text:class-names=""><text:date text:fixed="false" style:data-style-name="a643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6" draw:name="Slide Image Placeholder 3">
          <svg:title/>
          <svg:desc/>
        </draw:page-thumbnail>
        <draw:frame draw:id="id8" presentation:style-name="a662" draw:name="Notes Placeholder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Edit Master text styles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Second level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8" text:class-names="">Fifth level</text:span><text:span text:style-name="a6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5" draw:name="Footer Placeholder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0" presentation:style-name="a668" draw:name="Slide Number Placeholder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Full-Bleed-Image" style:page-layout-name="pageLayout1" draw:style-name="a671">
      <draw:frame draw:id="id69" presentation:style-name="a675" draw:name="Date Placeholder 2" svg:x="0.40551in" svg:y="4.76935in" svg:width="2.25in" svg:height="0.29948in" presentation:class="date-time" presentation:placeholder="false">
        <draw:text-box>
          <text:p text:style-name="a674" text:class-names="" text:cond-style-name=""><text:span text:style-name="a672" text:class-names=""><text:date text:fixed="false" style:data-style-name="a673">14/04/2021</text:date></text:span></text:p>
        </draw:text-box>
        <svg:title/>
        <svg:desc/>
      </draw:frame>
      <draw:frame draw:id="id70" presentation:style-name="a678" draw:name="Footer Placeholder 3" svg:x="7.34449in" svg:y="4.76935in" svg:width="2.25in" svg:height="0.29948in" presentation:class="footer" presentation:placeholder="false">
        <draw:text-box>
          <text:p text:style-name="a677" text:class-names="" text:cond-style-name=""><text:span text:style-name="a676" text:class-names=""/></text:p>
        </draw:text-box>
        <svg:title/>
        <svg:desc/>
      </draw:frame>
      <draw:frame draw:id="id71" presentation:style-name="a681" draw:name="Slide Number Placeholder 4" svg:x="4.72619in" svg:y="5.21837in" svg:width="0.59055in" svg:height="0.29948in" presentation:class="page-number" presentation:placeholder="false">
        <draw:text-box>
          <text:p text:style-name="a680" text:class-names="" text:cond-style-name=""><text:span text:style-name="a679" text:class-names=""><text:page-number style:num-format="1" text:fixed="false"/></text:span></text:p>
        </draw:text-box>
        <svg:title/>
        <svg:desc/>
      </draw:frame>
      <draw:frame draw:id="id72" presentation:style-name="a685" draw:name="Picture Placeholder 4" svg:x="0in" svg:y="0in" svg:width="10in" svg:height="4.66667in" presentation:class="graphic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icon to add full bleed picture</text:span></text:p>
            </text:list-item>
          </text:list>
        </draw:text-box>
        <svg:title/>
        <svg:desc/>
      </draw:frame>
      <draw:frame draw:id="id73" presentation:style-name="a689" draw:name="Title 1" svg:x="6.15576in" svg:y="4.75516in" svg:width="3.4375in" svg:height="0.75492in" presentation:class="title" presentation:placeholder="false">
        <draw:text-box>
          <text:p text:style-name="a688" text:class-names="" text:cond-style-name=""><text:span text:style-name="a686" text:class-names="">Click to add<text:line-break/>image caption</text:span><text:span text:style-name="a687" text:class-names=""/></text:p>
        </draw:text-box>
        <svg:title/>
        <svg:desc/>
      </draw:frame>
      <presentation:notes style:page-layout-name="pageLayout2" draw:style-name="a720">
        <draw:frame draw:id="id5" presentation:style-name="a692" draw:name="Header Placeholder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6" presentation:style-name="a696" draw:name="Date Placeholder 2" svg:x="4.24826in" svg:y="0in" svg:width="3.25in" svg:height="0.50174in" presentation:class="date-time" presentation:placeholder="false">
          <draw:text-box>
            <text:p text:style-name="a695" text:class-names="" text:cond-style-name=""><text:span text:style-name="a693" text:class-names=""><text:date text:fixed="false" style:data-style-name="a694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7" draw:name="Slide Image Placeholder 3">
          <svg:title/>
          <svg:desc/>
        </draw:page-thumbnail>
        <draw:frame draw:id="id8" presentation:style-name="a713" draw:name="Notes Placeholder 4" svg:x="0.75in" svg:y="4.8125in" svg:width="6in" svg:height="3.9375in" presentation:class="notes" presentation:placeholder="false">
          <draw:text-box>
            <text:p text:style-name="a699" text:class-names="" text:cond-style-name=""><text:span text:style-name="a698" text:class-names="">Edit Master text styles</text:span></text:p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Second level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p text:style-name="a704" text:class-names="" text:cond-style-name=""><text:span text:style-name="a7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p text:style-name="a707" text:class-names="" text:cond-style-name=""><text:span text:style-name="a7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list text:style-name="a712">
                          <text:list-item>
                            <text:list text:style-name="a712">
                              <text:list-item>
                                <text:p text:style-name="a711" text:class-names="" text:cond-style-name=""><text:span text:style-name="a709" text:class-names="">Fifth level</text:span><text:span text:style-name="a7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6" draw:name="Footer Placeholder 5" svg:x="0in" svg:y="9.49826in" svg:width="3.25in" svg:height="0.50174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lide Number Placeholder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" style:page-layout-name="pageLayout1" draw:style-name="a722">
      <draw:frame draw:id="id74" presentation:style-name="a726" draw:name="Title 1" svg:x="0.40551in" svg:y="0.29948in" svg:width="9.18898in" svg:height="1.08724in" presentation:class="title" presentation:placeholder="false">
        <draw:text-box>
          <text:p text:style-name="a725" text:class-names="" text:cond-style-name=""><text:span text:style-name="a723" text:class-names="">Click to edit Master title style</text:span><text:span text:style-name="a724" text:class-names=""/></text:p>
        </draw:text-box>
        <svg:title/>
        <svg:desc/>
      </draw:frame>
      <draw:frame draw:id="id75" presentation:style-name="a730" draw:name="Date Placeholder 2" svg:x="0.40551in" svg:y="4.76935in" svg:width="2.25in" svg:height="0.29948in" presentation:class="date-time" presentation:placeholder="false">
        <draw:text-box>
          <text:p text:style-name="a729" text:class-names="" text:cond-style-name=""><text:span text:style-name="a727" text:class-names=""><text:date text:fixed="false" style:data-style-name="a728">14/04/2021</text:date></text:span></text:p>
        </draw:text-box>
        <svg:title/>
        <svg:desc/>
      </draw:frame>
      <draw:frame draw:id="id76" presentation:style-name="a733" draw:name="Footer Placeholder 3" svg:x="7.34449in" svg:y="4.76935in" svg:width="2.25in" svg:height="0.2994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77" presentation:style-name="a736" draw:name="Slide Number Placeholder 4" svg:x="4.72619in" svg:y="5.21837in" svg:width="0.59055in" svg:height="0.2994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67">
        <draw:frame draw:id="id5" presentation:style-name="a739" draw:name="Header Placeholder 1" svg:x="0in" svg:y="0in" svg:width="3.25in" svg:height="0.50174in" presentation:class="head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6" presentation:style-name="a743" draw:name="Date Placeholder 2" svg:x="4.24826in" svg:y="0in" svg:width="3.25in" svg:height="0.50174in" presentation:class="date-time" presentation:placeholder="false">
          <draw:text-box>
            <text:p text:style-name="a742" text:class-names="" text:cond-style-name=""><text:span text:style-name="a740" text:class-names=""><text:date text:fixed="false" style:data-style-name="a741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4" draw:name="Slide Image Placeholder 3">
          <svg:title/>
          <svg:desc/>
        </draw:page-thumbnail>
        <draw:frame draw:id="id8" presentation:style-name="a760" draw:name="Notes Placeholder 4" svg:x="0.75in" svg:y="4.8125in" svg:width="6in" svg:height="3.9375in" presentation:class="notes" presentation:placeholder="false">
          <draw:text-box>
            <text:p text:style-name="a746" text:class-names="" text:cond-style-name=""><text:span text:style-name="a745" text:class-names="">Edit Master text styles</text:span></text:p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>Second level</text:span></text:p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p text:style-name="a751" text:class-names="" text:cond-style-name=""><text:span text:style-name="a7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p text:style-name="a754" text:class-names="" text:cond-style-name=""><text:span text:style-name="a7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list text:style-name="a759">
                              <text:list-item>
                                <text:p text:style-name="a758" text:class-names="" text:cond-style-name=""><text:span text:style-name="a756" text:class-names="">Fifth level</text:span><text:span text:style-name="a7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3" draw:name="Footer Placeholder 5" svg:x="0in" svg:y="9.49826in" svg:width="3.25in" svg:height="0.50174in" presentation:class="foot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0" presentation:style-name="a766" draw:name="Slide Number Placeholder 6" svg:x="4.24826in" svg:y="9.49826in" svg:width="3.25in" svg:height="0.50174in" presentation:class="page-number" presentation:placeholder="false">
          <draw:text-box>
            <text:p text:style-name="a765" text:class-names="" text:cond-style-name=""><text:span text:style-name="a7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blank-Blank" style:page-layout-name="pageLayout1" draw:style-name="a769">
      <draw:frame draw:id="id78" presentation:style-name="a773" draw:name="Date Placeholder 1" svg:x="0.40551in" svg:y="4.76935in" svg:width="2.25in" svg:height="0.29948in" presentation:class="date-time" presentation:placeholder="false">
        <draw:text-box>
          <text:p text:style-name="a772" text:class-names="" text:cond-style-name=""><text:span text:style-name="a770" text:class-names=""><text:date text:fixed="false" style:data-style-name="a771">14/04/2021</text:date></text:span></text:p>
        </draw:text-box>
        <svg:title/>
        <svg:desc/>
      </draw:frame>
      <draw:frame draw:id="id79" presentation:style-name="a776" draw:name="Footer Placeholder 2" svg:x="7.34449in" svg:y="4.76935in" svg:width="2.25in" svg:height="0.29948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80" presentation:style-name="a779" draw:name="Slide Number Placeholder 3" svg:x="4.72619in" svg:y="5.21837in" svg:width="0.59055in" svg:height="0.29948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5" presentation:style-name="a782" draw:name="Header Placeholder 1" svg:x="0in" svg:y="0in" svg:width="3.25in" svg:height="0.50174in" presentation:class="head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6" presentation:style-name="a786" draw:name="Date Placeholder 2" svg:x="4.24826in" svg:y="0in" svg:width="3.25in" svg:height="0.50174in" presentation:class="date-time" presentation:placeholder="false">
          <draw:text-box>
            <text:p text:style-name="a785" text:class-names="" text:cond-style-name=""><text:span text:style-name="a783" text:class-names=""><text:date text:fixed="false" style:data-style-name="a784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7" draw:name="Slide Image Placeholder 3">
          <svg:title/>
          <svg:desc/>
        </draw:page-thumbnail>
        <draw:frame draw:id="id8" presentation:style-name="a803" draw:name="Notes Placeholder 4" svg:x="0.75in" svg:y="4.8125in" svg:width="6in" svg:height="3.9375in" presentation:class="notes" presentation:placeholder="false">
          <draw:text-box>
            <text:p text:style-name="a789" text:class-names="" text:cond-style-name=""><text:span text:style-name="a788" text:class-names="">Edit Master text styles</text:span></text:p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Second level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p text:style-name="a794" text:class-names="" text:cond-style-name=""><text:span text:style-name="a7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list text:style-name="a798">
                          <text:list-item>
                            <text:p text:style-name="a797" text:class-names="" text:cond-style-name=""><text:span text:style-name="a7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list text:style-name="a802">
                              <text:list-item>
                                <text:p text:style-name="a801" text:class-names="" text:cond-style-name=""><text:span text:style-name="a799" text:class-names="">Fifth level</text:span><text:span text:style-name="a8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6" draw:name="Footer Placeholder 5" svg:x="0in" svg:y="9.49826in" svg:width="3.25in" svg:height="0.50174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0" presentation:style-name="a809" draw:name="Slide Number Placeholder 6" svg:x="4.24826in" svg:y="9.49826in" svg:width="3.25in" svg:height="0.50174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obj-Title,-Content" style:page-layout-name="pageLayout1" draw:style-name="a811">
      <draw:frame draw:id="id81" presentation:style-name="a815" draw:name="PlaceHolder 1" svg:x="0.49997in" svg:y="0.22421in" svg:width="8.99908in" svg:height="0.93915in" presentation:class="title" presentation:placeholder="false">
        <draw:text-box>
          <text:p text:style-name="a814" text:class-names="" text:cond-style-name=""><text:span text:style-name="a812" text:class-names="">Click to edit Master title style</text:span><text:span text:style-name="a813" text:class-names=""/></text:p>
        </draw:text-box>
        <svg:title/>
        <svg:desc/>
      </draw:frame>
      <draw:frame draw:id="id82" presentation:style-name="a819" draw:name="PlaceHolder 2" svg:x="0.49997in" svg:y="1.31631in" svg:width="8.99908in" svg:height="3.26237in" presentation:class="object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850">
        <draw:frame draw:id="id5" presentation:style-name="a822" draw:name="Header Placeholder 1" svg:x="0in" svg:y="0in" svg:width="3.25in" svg:height="0.50174in" presentation:class="head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6" presentation:style-name="a826" draw:name="Date Placeholder 2" svg:x="4.24826in" svg:y="0in" svg:width="3.25in" svg:height="0.50174in" presentation:class="date-time" presentation:placeholder="false">
          <draw:text-box>
            <text:p text:style-name="a825" text:class-names="" text:cond-style-name=""><text:span text:style-name="a823" text:class-names=""><text:date text:fixed="false" style:data-style-name="a824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27" draw:name="Slide Image Placeholder 3">
          <svg:title/>
          <svg:desc/>
        </draw:page-thumbnail>
        <draw:frame draw:id="id8" presentation:style-name="a843" draw:name="Notes Placeholder 4" svg:x="0.75in" svg:y="4.8125in" svg:width="6in" svg:height="3.9375in" presentation:class="notes" presentation:placeholder="false">
          <draw:text-box>
            <text:p text:style-name="a829" text:class-names="" text:cond-style-name=""><text:span text:style-name="a828" text:class-names="">Edit Master text styles</text:span></text:p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30" text:class-names="">Second level</text:span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list text:style-name="a835">
                      <text:list-item>
                        <text:p text:style-name="a834" text:class-names="" text:cond-style-name=""><text:span text:style-name="a8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list text:style-name="a838">
                          <text:list-item>
                            <text:p text:style-name="a837" text:class-names="" text:cond-style-name=""><text:span text:style-name="a8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list text:style-name="a842">
                              <text:list-item>
                                <text:p text:style-name="a841" text:class-names="" text:cond-style-name=""><text:span text:style-name="a839" text:class-names="">Fifth level</text:span><text:span text:style-name="a8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46" draw:name="Footer Placeholder 5" svg:x="0in" svg:y="9.49826in" svg:width="3.25in" svg:height="0.50174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0" presentation:style-name="a849" draw:name="Slide Number Placeholder 6" svg:x="4.24826in" svg:y="9.49826in" svg:width="3.25in" svg:height="0.50174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ystems Security COMSM1500</dc:title>
    <meta:initial-creator>Thomas Pasquier</meta:initial-creator>
    <dc:creator>Thomas Pasquier</dc:creator>
    <meta:creation-date>2021-01-18T08:03:13Z</meta:creation-date>
    <dc:date>2021-04-14T12:39:31Z</dc:date>
    <meta:template xlink:href="password1" xlink:type="simple"/>
    <meta:editing-cycles>32</meta:editing-cycles>
    <meta:editing-duration>PT51734S</meta:editing-duration>
    <meta:document-statistic meta:paragraph-count="94" meta:word-count="771"/>
  </office:meta>
</office:document-meta>
</file>